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appleLogo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fe2cc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137c1"/>
    </style:style>
    <style:style style:name="P4" style:family="paragraph" style:parent-style-name="Text_20_body">
      <style:paragraph-properties fo:margin-left="0in" fo:margin-right="0in" fo:margin-top="0in" fo:margin-bottom="0.0417in" style:contextual-spacing="false" fo:line-height="146%" fo:text-align="start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.0835in" fo:margin-top="0in" fo:margin-bottom="0in" style:contextual-spacing="false" fo:line-height="146%" fo:text-align="end" style:justify-single-word="false" fo:orphans="1" fo:widows="2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bold" style:text-blinking="false" style:font-weight-asian="bold" style:font-weight-complex="bold"/>
    </style:style>
    <style:style style:name="T10" style:family="text">
      <style:text-properties fo:font-variant="normal" fo:text-transform="none" fo:color="#1d1c1d" loext:opacity="100%" style:text-line-through-style="none" style:text-line-through-type="none" style:font-name="Slack-Lato" fo:font-size="9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hciconfig</text:span><text:line-break/><text:span text:style-name="T5">Shell command "hciconfig". Shows an overview of available BLE interfaces.</text:span></text:p>
      <text:p text:style-name="P2"><text:span text:style-name="T5"/></text:p>
      <text:p text:style-name="P2"><text:span text:style-name="T4">hcitool</text:span><text:line-break/><text:span text:style-name="T5">Shell command "hcitool -command-". Enables the user to scan for BLE devices, connect to them and manage other BLE-related stuff. Can also send arbitrary HCI commands.</text:span></text:p>
      <text:p text:style-name="P2"><text:span text:style-name="T5"/></text:p>
      <text:p text:style-name="P2"><text:span text:style-name="T4">gatttool</text:span><text:line-break/><text:span text:style-name="T5">Shell command "gatttool" or interactive mode "gattool -I".  Enables the user to connect to BLE devices and perform read/write operations.</text:span></text:p>
      <text:p text:style-name="P2"><text:span text:style-name="T5"/></text:p>
      <text:p text:style-name="P2"><text:span text:style-name="T4">btmgmt</text:span><text:line-break/><text:span text:style-name="T5">Shell command "btmgmt". Manages the whole HCI. In particular, the user can customize advertising, flags and security features of its own HCI, in order to perform better impersonation for example.</text:span><text:line-break/><text:span text:style-name="T5">Some useful </text:span><text:a xlink:type="simple" xlink:href="https://git.kernel.org/pub/scm/bluetooth/bluez.git/tree/doc/mgmt-api.txt" office:target-frame-name="_blank" xlink:show="new" text:style-name="Internet_20_link" text:visited-style-name="Visited_20_Internet_20_Link"><text:span text:style-name="T11">documentation</text:span></text:a><text:span text:style-name="T5">.</text:span></text:p>
      <text:p text:style-name="P2"><text:span text:style-name="T5"/></text:p>
      <text:p text:style-name="P2"><text:span text:style-name="T4">btmon</text:span><text:line-break/><text:span text:style-name="T5">Shell command "btmon". Monitors the operations involving HCI. Akin to opening Wireshark and capturing traffic from a specific HCI, but easier to read.</text:span></text:p>
      <text:p text:style-name="P2"><text:span text:style-name="T5"/></text:p>
      <text:p text:style-name="P2"><text:span text:style-name="T4">BLE Hack ME</text:span><text:span text:style-name="T5"> </text:span><text:a xlink:type="simple" xlink:href="https://github.com/smartlockpicking/BLE_HackMe" office:target-frame-name="_blank" xlink:show="new" text:style-name="Internet_20_link" text:visited-style-name="Visited_20_Internet_20_Link">link</text:a><text:span text:style-name="T7"> </text:span><text:span text:style-name="T5"><text:line-break/>Interactive tutorial for BLE protocol. Recommended as the first introduction to BLE technology.<text:line-break/>Download from Github and build in Visual Studio, or download from </text:span><text:a xlink:type="simple" xlink:href="https://www.microsoft.com/store/apps/9N7PNVS9J1B7" office:target-frame-name="_blank" xlink:show="new" text:style-name="Internet_20_link" text:visited-style-name="Visited_20_Internet_20_Link">Microsoft Store</text:a><text:span text:style-name="T7"> </text:span><text:span text:style-name="T5">.</text:span></text:p>
      <text:p text:style-name="P2"><text:span text:style-name="T5"/></text:p>
      <text:p text:style-name="P2"><text:span text:style-name="T4">nrfConnect</text:span><text:span text:style-name="T5"> </text:span><text:a xlink:type="simple" xlink:href="https://play.google.com/store/apps/details?id=no.nordicsemi.android.mcp" office:target-frame-name="_blank" xlink:show="new" text:style-name="Internet_20_link" text:visited-style-name="Visited_20_Internet_20_Link">link</text:a><text:span text:style-name="T7"> </text:span><text:span text:style-name="T5"><text:line-break/>Mobile app to interact with BLE devices. Performs scans and allows to send/receive data from BLE peripherals.<text:line-break/>Easy way to start analyzing BLE devices before coding with a more complex BLE library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3"><text:span text:style-name="T4">Bleak </text:span><text:a xlink:type="simple" xlink:href="https://github.com/hbldh/bleak" office:target-frame-name="_blank" xlink:show="new" text:style-name="Internet_20_link" text:visited-style-name="Visited_20_Internet_20_Link">link</text:a><text:span text:style-name="T9"> </text:span><text:span text:style-name="T5"><text:line-break/>Python library. Transforms your machine into a BLE Central. Enables the communication with BLE Peripherals.<text:line-break/>Easy to use (apart from asynchronous requests). Limited documentation and features.<text:line-break/>Attached to this post, in a deeper thread post, you can find my script that triggers Mi Band 2 pairing, authenticates by solving the challenge and reads protected characteristics.</text:span></text:p>
      <text:p text:style-name="P3"><text:span text:style-name="T5"/></text:p>
      <text:p text:style-name="P3"><text:span text:style-name="T4">Noble </text:span><text:a xlink:type="simple" xlink:href="https://github.com/noble/noble" office:target-frame-name="_blank" xlink:show="new" text:style-name="Internet_20_link" text:visited-style-name="Visited_20_Internet_20_Link">link</text:a><text:span text:style-name="T9"> </text:span><text:span text:style-name="T5"><text:line-break/>Node.js library. Transforms your machine into a BLE Central. Enables the communication with BLE Peripherals.</text:span></text:p>
      <text:p text:style-name="P3"><text:span text:style-name="T5"/></text:p>
      <text:p text:style-name="P3"><text:span text:style-name="T4">Bleno </text:span><text:a xlink:type="simple" xlink:href="https://github.com/noble/bleno" office:target-frame-name="_blank" xlink:show="new" text:style-name="Internet_20_link" text:visited-style-name="Visited_20_Internet_20_Link">link</text:a><text:span text:style-name="T9"> </text:span><text:span text:style-name="T5"><text:line-break/>Node.js library. Transforms your machine into a BLE Peripheral. Enables the communication with BLE Centrals (e.g., mobile apps).<text:line-break/>Attached to this post, you can find my Mi Band 2 Impersonation.Additional note: Bleno and Noble may require you to downgrade your Node.js version because the module bluetooth-hci-socket was discontinued in newer releases. Try using nvm to </text:span><text:soft-page-break/><text:span text:style-name="T5">manage your version or download an alternative version from here </text:span><text:a xlink:type="simple" xlink:href="https://github.com/abandonware/noble" office:target-frame-name="_blank" xlink:show="new" text:style-name="Internet_20_link" text:visited-style-name="Visited_20_Internet_20_Link"><text:span text:style-name="T7">abandonware/noble</text:span></text:a><text:span text:style-name="T5"> </text:span><text:a xlink:type="simple" xlink:href="https://github.com/abandonware/bleno" office:target-frame-name="_blank" xlink:show="new" text:style-name="Internet_20_link" text:visited-style-name="Visited_20_Internet_20_Link">abandonware/bleno</text:a><text:span text:style-name="T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1:07:31.551838565</meta:creation-date>
    <dc:date>2021-10-28T11:11:03.766235392</dc:date>
    <meta:editing-duration>PT3M33S</meta:editing-duration>
    <meta:editing-cycles>2</meta:editing-cycles>
    <meta:generator>LibreOffice/7.2.1.2$Linux_X86_64 LibreOffice_project/2c9f9a7aa7c967a1b7ec3448959cff87b32f6580</meta:generator>
    <meta:document-statistic meta:table-count="0" meta:image-count="0" meta:object-count="0" meta:page-count="2" meta:paragraph-count="10" meta:word-count="325" meta:character-count="2182" meta:non-whitespace-character-count="1860"/>
  </office:meta>
</office:document-meta>
</file>